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Roboto" svg:font-family="Roboto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variant="normal" fo:text-transform="none" fo:color="#222222" loext:opacity="100%" style:font-name="Times New Roman" fo:font-size="12pt" fo:letter-spacing="normal" fo:font-style="normal" fo:font-weight="normal" officeooo:rsid="000e961b" officeooo:paragraph-rsid="000e961b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222222" loext:opacity="100%" style:font-name="Times New Roman" fo:font-size="20pt" fo:letter-spacing="normal" fo:font-style="normal" fo:font-weight="normal" style:font-size-asian="20pt" style:font-weight-asian="bold" style:font-size-complex="20pt" style:font-weight-complex="bold"/>
    </style:style>
    <style:style style:name="P3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letter-spacing="normal" fo:font-style="normal" fo:font-weight="normal"/>
    </style:style>
    <style:style style:name="P4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</style:style>
    <style:style style:name="P7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222222" loext:opacity="100%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Heading_20_2">
      <style:paragraph-properties fo:text-align="center" style:justify-single-word="false" fo:break-before="page"/>
      <style:text-properties fo:font-variant="normal" fo:text-transform="none" fo:color="#222222" loext:opacity="100%" style:font-name="Times New Roman" fo:font-size="20pt" fo:letter-spacing="normal" fo:font-style="normal" fo:font-weight="normal" style:font-size-asian="20pt" style:font-weight-asian="bold" style:font-size-complex="20pt" style:font-weight-complex="bold"/>
    </style:style>
    <style:style style:name="P10" style:family="paragraph" style:parent-style-name="Heading_20_2">
      <style:paragraph-properties fo:text-align="center" style:justify-single-word="false" fo:break-before="page"/>
      <style:text-properties fo:font-variant="normal" fo:text-transform="none" fo:color="#222222" loext:opacity="100%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11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letter-spacing="normal" fo:font-style="normal" fo:font-weight="normal"/>
    </style:style>
    <style:style style:name="P12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 fo:padding="0cm" fo:border="none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padding="0cm" fo:border="none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6" style:family="paragraph" style:parent-style-name="Preformatted_20_Text">
      <style:paragraph-properties fo:margin-top="0cm" fo:margin-bottom="0.499cm" style:contextual-spacing="false" fo:orphans="2" fo:widows="2" fo:padding="0cm" fo:border="none"/>
    </style:style>
    <style:style style:name="P17" style:family="paragraph" style:parent-style-name="Preformatted_20_Text">
      <style:paragraph-properties fo:orphans="2" fo:widows="2" fo:padding="0cm" fo:border="none"/>
    </style:style>
    <style:style style:name="P18" style:family="paragraph" style:parent-style-name="Standard" style:list-style-name="L3">
      <style:paragraph-properties fo:line-height="100%" fo:text-align="justify" style:justify-single-word="false"/>
      <style:text-properties style:font-name="Times New Roman" fo:font-size="12pt" officeooo:paragraph-rsid="000e961b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e961b" officeooo:paragraph-rsid="000e961b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0e961b" officeooo:paragraph-rsid="000e961b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 style:list-style-name="L15">
      <style:text-properties style:font-name="Times New Roman"/>
    </style:style>
    <style:style style:name="P23" style:family="paragraph" style:parent-style-name="Text_20_body" style:list-style-name="L10">
      <style:paragraph-properties fo:margin-top="0cm" fo:margin-bottom="0cm" style:contextual-spacing="false" fo:line-height="160%" fo:orphans="2" fo:widows="2" fo:padding="0cm" fo:border="none"/>
    </style:style>
    <style:style style:name="P24" style:family="paragraph" style:parent-style-name="Text_20_body" style:list-style-name="L11">
      <style:paragraph-properties fo:margin-top="0cm" fo:margin-bottom="0cm" style:contextual-spacing="false" fo:line-height="160%" fo:orphans="2" fo:widows="2" fo:padding="0cm" fo:border="none"/>
    </style:style>
    <style:style style:name="P25" style:family="paragraph" style:parent-style-name="Text_20_body" style:list-style-name="L13">
      <style:paragraph-properties fo:margin-top="0cm" fo:margin-bottom="0cm" style:contextual-spacing="false" fo:line-height="160%" fo:orphans="2" fo:widows="2" fo:padding="0cm" fo:border="none"/>
    </style:style>
    <style:style style:name="P26" style:family="paragraph" style:parent-style-name="Text_20_body" style:list-style-name="L14">
      <style:paragraph-properties fo:margin-top="0cm" fo:margin-bottom="0cm" style:contextual-spacing="false" fo:line-height="160%" fo:orphans="2" fo:widows="2" fo:padding="0cm" fo:border="none"/>
    </style:style>
    <style:style style:name="P27" style:family="paragraph" style:parent-style-name="Text_20_body" style:list-style-name="L15">
      <style:paragraph-properties fo:margin-top="0cm" fo:margin-bottom="0cm" style:contextual-spacing="false" fo:line-height="160%" fo:orphans="2" fo:widows="2" fo:padding="0cm" fo:border="none"/>
    </style:style>
    <style:style style:name="P28" style:family="paragraph" style:parent-style-name="Text_20_body" style:list-style-name="L18">
      <style:paragraph-properties fo:margin-top="0cm" fo:margin-bottom="0cm" style:contextual-spacing="false" fo:line-height="160%" fo:orphans="2" fo:widows="2" fo:padding="0cm" fo:border="none"/>
    </style:style>
    <style:style style:name="P29" style:family="paragraph" style:parent-style-name="Text_20_body" style:list-style-name="L11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15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19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12">
      <style:paragraph-properties fo:margin-top="0cm" fo:margin-bottom="0cm" style:contextual-spacing="false" fo:line-height="160%" fo:orphans="2" fo:widows="2" fo:padding="0cm" fo:border="none"/>
      <style:text-properties style:font-name="Times New Roman"/>
    </style:style>
    <style:style style:name="P34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style:font-name="Times New Roman" fo:font-size="12pt" officeooo:paragraph-rsid="000e961b" style:font-size-asian="12pt" style:font-size-complex="12pt"/>
    </style:style>
    <style:style style:name="P35" style:family="paragraph" style:parent-style-name="Text_20_body" style:list-style-name="L2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2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8.75pt" fo:letter-spacing="normal" fo:font-style="normal" fo:font-weight="normal"/>
    </style:style>
    <style:style style:name="P38" style:family="paragraph" style:parent-style-name="Text_20_body" style:list-style-name="L22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0fb054" style:font-size-asian="12pt" style:font-size-complex="12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Times New Roman" fo:font-size="12pt" fo:letter-spacing="normal" style:font-size-asian="12pt" style:font-size-complex="12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Times New Roman" fo:letter-spacing="normal"/>
    </style:style>
    <style:style style:name="P42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22">
      <style:paragraph-properties fo:margin-left="0cm" fo:margin-right="0cm" fo:line-height="160%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222222" loext:opacity="100%" style:font-name="Times New Roman" fo:font-size="20pt" fo:letter-spacing="normal" fo:font-style="normal" fo:font-weight="bold" officeooo:paragraph-rsid="000fb054" style:font-size-asian="20pt" style:font-weight-asian="bold" style:font-size-complex="20pt" style:font-weight-complex="bold"/>
    </style:style>
    <style:style style:name="P46" style:family="paragraph" style:parent-style-name="Text_20_body">
      <style:paragraph-properties fo:orphans="2" fo:widows="2" fo:padding="0cm" fo:border="none"/>
      <style:text-properties fo:font-variant="normal" fo:text-transform="none" fo:color="#222222" loext:opacity="100%" style:font-name="Times New Roman" fo:font-size="8.75pt" fo:letter-spacing="normal" fo:font-style="normal" fo:font-weight="normal"/>
    </style:style>
    <style:style style:name="P47" style:family="paragraph" style:parent-style-name="Text_20_body" style:list-style-name="L11">
      <style:paragraph-properties fo:line-height="160%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19">
      <style:paragraph-properties fo:line-height="160%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3">
      <style:paragraph-properties fo:line-height="100%" fo:text-align="justify" style:justify-single-word="false"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orphans="2" fo:widows="2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18">
      <style:paragraph-properties fo:line-height="160%" fo:orphans="2" fo:widows="2" fo:padding="0cm" fo:border="none"/>
      <style:text-properties style:font-name="Times New Roman"/>
    </style:style>
    <style:style style:name="P52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60%" fo:orphans="2" fo:widows="2" style:page-number="auto" fo:background-color="transparent" fo:padding="0cm" fo:border="non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15">
      <style:paragraph-properties fo:text-align="center" style:justify-single-word="false" fo:break-before="page"/>
      <style:text-properties style:font-name="Times New Roman" fo:font-size="20pt" fo:font-weight="bold" style:font-size-asian="17.5pt" style:font-weight-asian="bold" style:font-size-complex="20pt" style:font-weight-complex="bold"/>
    </style:style>
    <style:style style:name="T1" style:family="text">
      <style:text-properties fo:font-variant="normal" fo:text-transform="none" fo:color="#222222" loext:opacity="100%" style:font-name="Roboto" fo:font-size="8.7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Roboto" fo:font-size="8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22222" loext:opacity="100%" style:font-name="Roboto" fo:font-size="8.75pt" fo:letter-spacing="normal" fo:font-style="normal" fo:font-weight="bold"/>
    </style:style>
    <style:style style:name="T4" style:family="text">
      <style:text-properties fo:font-variant="normal" fo:text-transform="none" fo:color="#222222" loext:opacity="100%" style:font-name="Roboto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Robot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22222" loext:opacity="100%" style:font-name="Roboto" fo:letter-spacing="normal" fo:font-style="normal" fo:font-weight="bold"/>
    </style:style>
    <style:style style:name="T7" style:family="text">
      <style:text-properties fo:font-variant="normal" fo:text-transform="none" fo:color="#222222" loext:opacity="100%" style:font-name="Robot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loext:opacity="100%" style:font-name="Roboto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222222" loext:opacity="100%" style:font-name="Roboto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222222" loext:opacity="100%" fo:font-size="8.75pt" fo:letter-spacing="normal" fo:font-style="normal" fo:font-weight="normal"/>
    </style:style>
    <style:style style:name="T11" style:family="text">
      <style:text-properties fo:font-variant="normal" fo:text-transform="none" fo:color="#222222" loext:opacity="100%" fo:font-size="8.75pt" fo:letter-spacing="normal" fo:font-style="normal" fo:font-weight="bold"/>
    </style:style>
    <style:style style:name="T12" style:family="text">
      <style:text-properties fo:font-variant="normal" fo:text-transform="none" fo:color="#222222" loext:opacity="100%" fo:letter-spacing="normal" fo:font-style="normal" fo:font-weight="normal"/>
    </style:style>
    <style:style style:name="T13" style:family="text">
      <style:text-properties fo:font-variant="normal" fo:text-transform="none" fo:color="#222222" loext:opacity="100%" fo:letter-spacing="normal" fo:font-style="normal" fo:font-weight="normal" officeooo:rsid="000e961b" style:font-weight-asian="bold" style:font-weight-complex="bold"/>
    </style:style>
    <style:style style:name="T14" style:family="text">
      <style:text-properties fo:font-variant="normal" fo:text-transform="none" fo:color="#222222" loext:opacity="100%" fo:letter-spacing="normal" fo:font-style="normal" fo:font-weight="bold"/>
    </style:style>
    <style:style style:name="T15" style:family="text">
      <style:text-properties fo:font-variant="normal" fo:text-transform="none" fo:color="#222222" loext:opacity="100%" style:font-name="Times New Roman" fo:font-size="8.75pt" fo:letter-spacing="normal" fo:font-style="normal" fo:font-weight="normal"/>
    </style:style>
    <style:style style:name="T16" style:family="text">
      <style:text-properties fo:font-variant="normal" fo:text-transform="none" fo:color="#222222" loext:opacity="100%" style:font-name="Times New Roman" fo:font-size="8.75pt" fo:letter-spacing="normal" fo:font-style="normal" fo:font-weight="normal" officeooo:rsid="000fb054"/>
    </style:style>
    <style:style style:name="T17" style:family="text">
      <style:text-properties fo:font-variant="normal" fo:text-transform="none" fo:color="#222222" loext:opacity="100%" style:font-name="Times New Roman" fo:font-size="8.75pt" fo:letter-spacing="normal" fo:font-style="normal" fo:font-weight="bold"/>
    </style:style>
    <style:style style:name="T18" style:family="text">
      <style:text-properties fo:font-variant="normal" fo:text-transform="none" fo:color="#222222" loext:opacity="100%" style:font-name="Times New Roman" fo:letter-spacing="normal"/>
    </style:style>
    <style:style style:name="T19" style:family="text">
      <style:text-properties fo:font-variant="normal" fo:text-transform="none" fo:color="#222222" loext:opacity="100%" style:font-name="Times New Roman" fo:letter-spacing="normal" fo:font-style="normal" fo:font-weight="normal"/>
    </style:style>
    <style:style style:name="T20" style:family="text">
      <style:text-properties fo:font-variant="normal" fo:text-transform="none" fo:color="#222222" loext:opacity="100%" style:font-name="Times New Roman" fo:letter-spacing="normal" fo:font-style="normal" fo:font-weight="bold"/>
    </style:style>
    <style:style style:name="T21" style:family="text"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22222" loext:opacity="100%" style:font-name="Times New Roman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222222" loext:opacity="100%" fo:font-size="12pt" fo:letter-spacing="normal" fo:font-style="normal" fo:font-weight="bold" style:font-size-asian="12pt" style:font-size-complex="12pt"/>
    </style:style>
    <style:style style:name="T28" style:family="text">
      <style:text-properties fo:font-variant="normal" fo:text-transform="none" fo:color="#1155cc" loext:opacity="100%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fo:color="#000000" loext:opacity="100%" style:font-name="JetBrains Mono" fo:font-size="8.75pt" fo:letter-spacing="normal" fo:font-style="normal" fo:font-weight="normal" fo:background-color="#f3f4f6" loext:char-shading-value="0"/>
    </style:style>
    <style:style style:name="T30" style:family="text">
      <style:text-properties fo:font-variant="normal" fo:text-transform="none" fo:color="#000000" loext:opacity="100%" style:font-name="JetBrains Mono" fo:letter-spacing="normal" fo:font-style="normal" fo:font-weight="normal" fo:background-color="#f3f4f6" loext:char-shading-value="0"/>
    </style:style>
    <style:style style:name="T31" style:family="text">
      <style:text-properties fo:font-variant="normal" fo:text-transform="none" fo:color="#000000" loext:opacity="100%" style:font-name="JetBrains Mono" fo:font-size="12pt" fo:letter-spacing="normal" fo:font-style="normal" fo:font-weight="normal" fo:background-color="#f3f4f6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fo:font-size="8.75pt" fo:letter-spacing="normal" fo:font-style="normal" fo:font-weight="normal" fo:background-color="#f3f4f6" loext:char-shading-value="0"/>
    </style:style>
    <style:style style:name="T33" style:family="text">
      <style:text-properties fo:font-variant="normal" fo:text-transform="none" fo:color="#000000" loext:opacity="100%" style:font-name="Times New Roman" fo:font-size="8.75pt" fo:letter-spacing="normal" fo:font-style="normal" fo:font-weight="normal" fo:background-color="#f3f4f6" loext:char-shading-value="0"/>
    </style:style>
    <style:style style:name="T34" style:family="text">
      <style:text-properties fo:font-variant="normal" fo:text-transform="none" fo:color="#000000" loext:opacity="100%" style:font-name="Times New Roman" fo:letter-spacing="normal" fo:font-style="normal" fo:font-weight="normal" fo:background-color="#f3f4f6" loext:char-shading-value="0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3f4f6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fo:font-size="12pt" fo:letter-spacing="normal" fo:font-style="normal" fo:font-weight="normal" fo:background-color="#f3f4f6" loext:char-shading-value="0" style:font-size-asian="12pt" style:font-size-complex="12pt"/>
    </style:style>
    <style:style style:name="T37" style:family="text">
      <style:text-properties fo:font-variant="normal" fo:text-transform="none" fo:color="#008800" loext:opacity="100%" style:font-name="JetBrains Mono" fo:font-size="8.75pt" fo:letter-spacing="normal" fo:font-style="normal" fo:font-weight="normal" fo:background-color="#f3f4f6" loext:char-shading-value="0"/>
    </style:style>
    <style:style style:name="T38" style:family="text">
      <style:text-properties fo:font-variant="normal" fo:text-transform="none" fo:color="#008800" loext:opacity="100%" style:font-name="JetBrains Mono" fo:letter-spacing="normal" fo:font-style="normal" fo:font-weight="normal" fo:background-color="#f3f4f6" loext:char-shading-value="0"/>
    </style:style>
    <style:style style:name="T39" style:family="text">
      <style:text-properties fo:font-variant="normal" fo:text-transform="none" fo:color="#008800" loext:opacity="100%" style:font-name="JetBrains Mono" fo:font-size="12pt" fo:letter-spacing="normal" fo:font-style="normal" fo:font-weight="normal" fo:background-color="#f3f4f6" loext:char-shading-value="0" style:font-size-asian="12pt" style:font-size-complex="12pt"/>
    </style:style>
    <style:style style:name="T40" style:family="text">
      <style:text-properties fo:font-variant="normal" fo:text-transform="none" fo:color="#008800" loext:opacity="100%" fo:font-size="8.75pt" fo:letter-spacing="normal" fo:font-style="normal" fo:font-weight="normal" fo:background-color="#f3f4f6" loext:char-shading-value="0"/>
    </style:style>
    <style:style style:name="T41" style:family="text">
      <style:text-properties fo:font-variant="normal" fo:text-transform="none" fo:color="#008800" loext:opacity="100%" style:font-name="Times New Roman" fo:font-size="8.75pt" fo:letter-spacing="normal" fo:font-style="normal" fo:font-weight="normal" fo:background-color="#f3f4f6" loext:char-shading-value="0"/>
    </style:style>
    <style:style style:name="T42" style:family="text">
      <style:text-properties fo:font-variant="normal" fo:text-transform="none" fo:color="#008800" loext:opacity="100%" style:font-name="Times New Roman" fo:letter-spacing="normal" fo:font-style="normal" fo:font-weight="normal" fo:background-color="#f3f4f6" loext:char-shading-value="0"/>
    </style:style>
    <style:style style:name="T43" style:family="text">
      <style:text-properties fo:font-variant="normal" fo:text-transform="none" fo:color="#008800" loext:opacity="100%" style:font-name="Times New Roman" fo:font-size="12pt" fo:letter-spacing="normal" fo:font-style="normal" fo:font-weight="normal" fo:background-color="#f3f4f6" loext:char-shading-value="0" style:font-size-asian="12pt" style:font-size-complex="12pt"/>
    </style:style>
    <style:style style:name="T44" style:family="text">
      <style:text-properties fo:font-variant="normal" fo:text-transform="none" fo:color="#008800" loext:opacity="100%" fo:font-size="12pt" fo:letter-spacing="normal" fo:font-style="normal" fo:font-weight="normal" fo:background-color="#f3f4f6" loext:char-shading-value="0" style:font-size-asian="12pt" style:font-size-complex="12pt"/>
    </style:style>
    <style:style style:name="T45" style:family="text">
      <style:text-properties fo:font-variant="normal" fo:text-transform="none" fo:color="#a03881" loext:opacity="100%" style:font-name="Roboto" fo:font-size="8.75pt" fo:letter-spacing="normal" fo:font-style="normal" fo:font-weight="bold"/>
    </style:style>
    <style:style style:name="T46" style:family="text">
      <style:text-properties fo:font-variant="normal" fo:text-transform="none" fo:color="#a03881" loext:opacity="100%" style:font-name="Roboto" fo:letter-spacing="normal" fo:font-style="normal" fo:font-weight="bold"/>
    </style:style>
    <style:style style:name="T47" style:family="text">
      <style:text-properties fo:font-variant="normal" fo:text-transform="none" fo:color="#a03881" loext:opacity="100%" style:font-name="Roboto" fo:font-size="12pt" fo:letter-spacing="normal" fo:font-style="normal" fo:font-weight="bold" style:font-size-asian="12pt" style:font-size-complex="12pt"/>
    </style:style>
    <style:style style:name="T48" style:family="text">
      <style:text-properties fo:font-variant="normal" fo:text-transform="none" fo:color="#a03881" loext:opacity="100%" fo:font-size="8.75pt" fo:letter-spacing="normal" fo:font-style="normal" fo:font-weight="bold"/>
    </style:style>
    <style:style style:name="T49" style:family="text">
      <style:text-properties fo:font-variant="normal" fo:text-transform="none" fo:color="#a03881" loext:opacity="100%" style:font-name="Times New Roman" fo:font-size="8.75pt" fo:letter-spacing="normal" fo:font-style="normal" fo:font-weight="bold"/>
    </style:style>
    <style:style style:name="T50" style:family="text">
      <style:text-properties fo:font-variant="normal" fo:text-transform="none" fo:color="#a03881" loext:opacity="100%" style:font-name="Times New Roman" fo:font-size="12pt" fo:letter-spacing="normal" fo:font-style="normal" fo:font-weight="bold" style:font-size-asian="12pt" style:font-size-complex="12pt"/>
    </style:style>
    <style:style style:name="T51" style:family="text">
      <style:text-properties fo:font-variant="normal" fo:text-transform="none" fo:color="#a03881" loext:opacity="100%" fo:font-size="12pt" fo:letter-spacing="normal" fo:font-style="normal" fo:font-weight="bold" style:font-size-asian="12pt" style:font-size-complex="12pt"/>
    </style:style>
    <style:style style:name="T52" style:family="text">
      <style:text-properties fo:font-variant="normal" fo:text-transform="none" fo:color="#880000" loext:opacity="100%" style:font-name="JetBrains Mono" fo:font-size="8.75pt" fo:letter-spacing="normal" fo:font-style="normal" fo:font-weight="normal" fo:background-color="#f3f4f6" loext:char-shading-value="0"/>
    </style:style>
    <style:style style:name="T53" style:family="text">
      <style:text-properties fo:font-variant="normal" fo:text-transform="none" fo:color="#880000" loext:opacity="100%" fo:font-size="8.75pt" fo:letter-spacing="normal" fo:font-style="normal" fo:font-weight="normal" fo:background-color="#f3f4f6" loext:char-shading-value="0"/>
    </style:style>
    <style:style style:name="T54" style:family="text">
      <style:text-properties fo:font-variant="normal" fo:text-transform="none" fo:color="#880000" loext:opacity="100%" style:font-name="Times New Roman" fo:font-size="8.75pt" fo:letter-spacing="normal" fo:font-style="normal" fo:font-weight="normal" fo:background-color="#f3f4f6" loext:char-shading-value="0"/>
    </style:style>
    <style:style style:name="T55" style:family="text">
      <style:text-properties fo:font-variant="normal" fo:text-transform="none" fo:color="#880000" loext:opacity="100%" style:font-name="Times New Roman" fo:letter-spacing="normal" fo:font-style="normal" fo:font-weight="normal" fo:background-color="#f3f4f6" loext:char-shading-value="0"/>
    </style:style>
    <style:style style:name="T56" style:family="text">
      <style:text-properties fo:font-variant="normal" fo:text-transform="none" fo:color="#880000" loext:opacity="100%" style:font-name="Times New Roman" fo:font-size="12pt" fo:letter-spacing="normal" fo:font-style="normal" fo:font-weight="normal" fo:background-color="#f3f4f6" loext:char-shading-value="0" style:font-size-asian="12pt" style:font-size-complex="12pt"/>
    </style:style>
    <style:style style:name="T57" style:family="text">
      <style:text-properties fo:font-variant="normal" fo:text-transform="none" fo:color="#000088" loext:opacity="100%" style:font-name="JetBrains Mono" fo:font-size="8.75pt" fo:letter-spacing="normal" fo:font-style="normal" fo:font-weight="normal" fo:background-color="#f3f4f6" loext:char-shading-value="0"/>
    </style:style>
    <style:style style:name="T58" style:family="text">
      <style:text-properties fo:font-variant="normal" fo:text-transform="none" fo:color="#000088" loext:opacity="100%" style:font-name="JetBrains Mono" fo:letter-spacing="normal" fo:font-style="normal" fo:font-weight="normal" fo:background-color="#f3f4f6" loext:char-shading-value="0"/>
    </style:style>
    <style:style style:name="T59" style:family="text">
      <style:text-properties fo:font-variant="normal" fo:text-transform="none" fo:color="#000088" loext:opacity="100%" style:font-name="JetBrains Mono" fo:font-size="12pt" fo:letter-spacing="normal" fo:font-style="normal" fo:font-weight="normal" fo:background-color="#f3f4f6" loext:char-shading-value="0" style:font-size-asian="12pt" style:font-size-complex="12pt"/>
    </style:style>
    <style:style style:name="T60" style:family="text">
      <style:text-properties fo:font-variant="normal" fo:text-transform="none" fo:color="#000088" loext:opacity="100%" fo:font-size="12pt" fo:letter-spacing="normal" fo:font-style="normal" fo:font-weight="normal" fo:background-color="#f3f4f6" loext:char-shading-value="0" style:font-size-asian="12pt" style:font-size-complex="12pt"/>
    </style:style>
    <style:style style:name="T61" style:family="text">
      <style:text-properties fo:font-variant="normal" fo:text-transform="none" fo:color="#000088" loext:opacity="100%" style:font-name="Times New Roman" fo:font-size="12pt" fo:letter-spacing="normal" fo:font-style="normal" fo:font-weight="normal" fo:background-color="#f3f4f6" loext:char-shading-value="0" style:font-size-asian="12pt" style:font-size-complex="12pt"/>
    </style:style>
    <style:style style:name="T6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Курс «Pyton для DEVOPS»</text:p>
      <text:p text:style-name="P20">Структура курса</text:p>
      <text:list xml:id="list2130124745" text:style-name="L3">
        <text:list-item>
          <text:p text:style-name="P18"><text:span text:style-name="T13">Вместо введения</text:span></text:p>
        </text:list-item>
        <text:list-item>
          <text:p text:style-name="P18"><text:span text:style-name="T13">Ввод и вывод данных</text:span></text:p>
        </text:list-item>
        <text:list-item>
          <text:p text:style-name="P34"><text:span text:style-name="T12">Условный оператор</text:span></text:p>
        </text:list-item>
        <text:list-item>
          <text:p text:style-name="P34"><text:span text:style-name="T12">Типы данных (int, float, str, bool)</text:span></text:p>
        </text:list-item>
        <text:list-item>
          <text:p text:style-name="P32">Цикл for и while</text:p>
        </text:list-item>
        <text:list-item>
          <text:p text:style-name="P32">Строковый тип данных (str)</text:p>
        </text:list-item>
        <text:list-item>
          <text:p text:style-name="P32">Списки</text:p>
        </text:list-item>
        <text:list-item>
          <text:p text:style-name="P32">Функции</text:p>
        </text:list-item>
        <text:list-item>
          <text:p text:style-name="P49">Работа над проектом</text:p>
        </text:list-item>
      </text:list>
      <text:p text:style-name="P19"/>
      <text:p text:style-name="P20">Вместо введения</text:p>
      <text:h text:style-name="P1" text:outline-level="2">Преимущества Python</text:h>
      <text:list xml:id="list3734803815" text:style-name="L11">
        <text:list-item>
          <text:p text:style-name="P29">Это интерпретируемый язык программирования:</text:p>
        </text:list-item>
      </text:list>
      <text:list xml:id="list1588668695" text:style-name="L12">
        <text:list-item>
          <text:list>
            <text:list-item>
              <text:p text:style-name="P33"><text:span text:style-name="T25">он не требует отдельного этапа компиляции;</text:span></text:p>
            </text:list-item>
            <text:list-item>
              <text:p text:style-name="P33"><text:span text:style-name="T25">программа на языке Python запускается прямо из исходного кода;</text:span></text:p>
            </text:list-item>
          </text:list>
        </text:list-item>
      </text:list>
      <text:list xml:id="list23253252820898" text:continue-list="list3734803815" text:style-name="L11">
        <text:list-item>
          <text:p text:style-name="P29">Это высокоуровневый язык программирования;</text:p>
        </text:list-item>
        <text:list-item>
          <text:p text:style-name="P29">Это платформонезависимый язык:</text:p>
        </text:list-item>
      </text:list>
      <text:list xml:id="list3759741166" text:style-name="L13">
        <text:list-item>
          <text:list>
            <text:list-item>
              <text:p text:style-name="P25"><text:span text:style-name="T21">программы на Python можно </text:span><text:span text:style-name="Strong_20_Emphasis"><text:span text:style-name="T24">создавать </text:span></text:span><text:span text:style-name="T21">на разных операционных системах (Linux, Windows, OS X);</text:span></text:p>
            </text:list-item>
            <text:list-item>
              <text:p text:style-name="P25"><text:span text:style-name="T21">программы на Python можно </text:span><text:span text:style-name="Strong_20_Emphasis"><text:span text:style-name="T24">запускать </text:span></text:span><text:span text:style-name="T21">на разных операционных системах (Linux, Windows, OS X);</text:span></text:p>
            </text:list-item>
          </text:list>
        </text:list-item>
      </text:list>
      <text:list xml:id="list23253844760287" text:continue-list="list23253252820898" text:style-name="L11">
        <text:list-item>
          <text:p text:style-name="P24"><text:span text:style-name="T21">Это </text:span><text:a xlink:type="simple" xlink:href="https://www.python.org/downloads/source/" office:target-frame-name="_blank" xlink:show="new" text:style-name="Internet_20_link" text:visited-style-name="Visited_20_Internet_20_Link"><text:span text:style-name="T22">open source проект</text:span></text:a><text:span text:style-name="T21">;</text:span></text:p>
        </text:list-item>
        <text:list-item>
          <text:p text:style-name="P29">Это простой язык;</text:p>
        </text:list-item>
        <text:list-item>
          <text:p text:style-name="P24"><text:span text:style-name="T21">Это </text:span><text:a xlink:type="simple" xlink:href="https://ru.wikipedia.org/wiki/Сценарный_язык" office:target-frame-name="_blank" xlink:show="new" text:style-name="Internet_20_link" text:visited-style-name="Visited_20_Internet_20_Link"><text:span text:style-name="T22">встраиваемый скриптовый язык</text:span></text:a><text:span text:style-name="T21">;</text:span></text:p>
        </text:list-item>
        <text:list-item>
          <text:p text:style-name="P24"><text:span text:style-name="T21">Это </text:span><text:a xlink:type="simple" xlink:href="https://ru.wikipedia.org/wiki/Динамическая_типизация" office:target-frame-name="_blank" xlink:show="new" text:style-name="Internet_20_link" text:visited-style-name="Visited_20_Internet_20_Link"><text:span text:style-name="T22">динамический язык</text:span></text:a><text:span text:style-name="T21">, что упрощает написание несложных программ;</text:span></text:p>
        </text:list-item>
        <text:list-item>
          <text:p text:style-name="P47">Для Python существует огромная библиотека классов на любой вкус.</text:p>
        </text:list-item>
      </text:list>
      <text:h text:style-name="P3" text:outline-level="2">Недостатки Python</text:h>
      <text:list xml:id="list423923877" text:style-name="L10">
        <text:list-item>
          <text:p text:style-name="P23"><text:span text:style-name="Strong_20_Emphasis"><text:span text:style-name="T23">Низкая скорость выполнения</text:span></text:span><text:span text:style-name="T23"> по сравнению с такими языками, как C и C++;</text:span></text:p>
        </text:list-item>
        <text:list-item>
          <text:p text:style-name="P52">Динамическая типизация языка — минус при написании сложных программ.</text:p>
        </text:list-item>
      </text:list>
      <text:h text:style-name="P3" text:outline-level="2">Задачи, решаемые с помощью Python</text:h>
      <text:p text:style-name="P46"><text:span text:style-name="T62">Python подходит для решения широкого спектра задач. Разобьем их на категории:</text:span></text:p>
      <text:list xml:id="list3166270627" text:style-name="L14">
        <text:list-item>
          <text:p text:style-name="P26"><text:span text:style-name="Strong_20_Emphasis"><text:span text:style-name="T24">Системное программирование.</text:span></text:span><text:span text:style-name="T21"> Встроенные в  Python интерфейсы доступа к службам операционных систем делают его идеальным инструментом для создания переносимых программ и утилит системного администрирования;</text:span></text:p>
        </text:list-item>
        <text:list-item>
          <text:p text:style-name="P26"><text:span text:style-name="Strong_20_Emphasis"><text:span text:style-name="T24">Графические приложения.</text:span></text:span><text:span text:style-name="T21"> Простота Python и быстрота разработки делают его отличным средством создания графического интерфейса. В состав Python входит стандартный объектно-ориентированный интерфейс к GUI API;</text:span></text:p>
        </text:list-item>
        <text:list-item>
          <text:p text:style-name="P26"><text:span text:style-name="Strong_20_Emphasis"><text:span text:style-name="T24">Веб-приложения.</text:span></text:span><text:span text:style-name="T21"> С помощью дополнительных </text:span><text:a xlink:type="simple" xlink:href="https://web-creator.ru/articles/about_frameworks" office:target-frame-name="_blank" xlink:show="new" text:style-name="Internet_20_link" text:visited-style-name="Visited_20_Internet_20_Link"><text:span text:style-name="T28">фреймворков</text:span></text:a><text:span text:style-name="T21"> на языке Python (Django, Flask, Pyramid) можно создавать полнофункциональные сайты;</text:span></text:p>
        </text:list-item>
        <text:list-item>
          <text:p text:style-name="P26"><text:soft-page-break/><text:span text:style-name="Strong_20_Emphasis"><text:span text:style-name="T24">Веб-сценарии.</text:span></text:span><text:span text:style-name="T21"> Python поставляется вместе со стандартными интернет-модулями, которые позволяют программам выполнять разнообразные сетевые операции как в режиме клиента, так и в режиме сервера;</text:span></text:p>
        </text:list-item>
        <text:list-item>
          <text:p text:style-name="P26"><text:span text:style-name="Strong_20_Emphasis"><text:span text:style-name="T24">Интеграция компонентов.</text:span></text:span><text:span text:style-name="T21"> Возможность Python расширяться и встраиваться в системы на языке C++ делает его удобным для описания поведения других систем и компонентов;</text:span></text:p>
        </text:list-item>
        <text:list-item>
          <text:p text:style-name="P26"><text:span text:style-name="Strong_20_Emphasis"><text:span text:style-name="T24">Приложения баз данных.</text:span></text:span><text:span text:style-name="T21"> В Python имеются интерфейсы доступа ко всем основным </text:span><text:a xlink:type="simple" xlink:href="https://ru.wikipedia.org/wiki/Реляционная_модель_данных" office:target-frame-name="_blank" xlink:show="new" text:style-name="Internet_20_link" text:visited-style-name="Visited_20_Internet_20_Link"><text:span text:style-name="T22">реляционным</text:span></text:a><text:span text:style-name="T21"> базам данных: Sybase, Oracle, Informix, ODBC, MySQL, PostgreSQL, SQLite и многим другим. С их помощью можно создавать приложения баз данных.</text:span></text:p>
        </text:list-item>
      </text:list>
      <text:h text:style-name="P3" text:outline-level="2">Проекты, в которых используется Python</text:h>
      <text:list xml:id="list722249296" text:style-name="L15">
        <text:list-item>
          <text:p text:style-name="P30">Компания Google использует Python в своей поисковой системе;</text:p>
        </text:list-item>
        <text:list-item>
          <text:p text:style-name="P30">Компании Intel, Cisco, Hewlett-Packard, Seagate, Qualcomm и IBM, используют Python для тестирования аппаратного обеспечения;</text:p>
        </text:list-item>
        <text:list-item>
          <text:p text:style-name="P30">Сервис YouTube в значительной степени реализован на Python;</text:p>
        </text:list-item>
        <text:list-item>
          <text:p text:style-name="P30">Агентство национальной безопасности (NSA) использует Python для шифрования и анализа данных;</text:p>
        </text:list-item>
        <text:list-item>
          <text:p text:style-name="P30">Компании JPMorgan Chase, UBS, Getco и Citadel применяют Python для прогнозирования финансового рынка;</text:p>
        </text:list-item>
        <text:list-item>
          <text:p text:style-name="P27"><text:span text:style-name="T21">Программа BitTorrent для обмена файлами в </text:span><text:a xlink:type="simple" xlink:href="https://ru.wikipedia.org/wiki/Одноранговая_сеть" office:target-frame-name="_blank" xlink:show="new" text:style-name="Internet_20_link" text:visited-style-name="Visited_20_Internet_20_Link"><text:span text:style-name="T22">пиринговых сетях</text:span></text:a><text:span text:style-name="T21"> написана на языке Python;</text:span></text:p>
        </text:list-item>
        <text:list-item>
          <text:p text:style-name="P30">NASA, Los Alamos, JPL и Fermilab используют Python для научных вычислений.</text:p>
          <text:p text:style-name="P22"/>
          <text:p text:style-name="P53">Ввод и вывод данных</text:p>
        </text:list-item>
      </text:list>
      <text:list xml:id="list3139580214" text:style-name="L18">
        <text:list-item>
          <text:p text:style-name="P28"><text:span text:style-name="T21">Вывод данных, команда </text:span><text:span text:style-name="Source_20_Text"><text:span text:style-name="T35">print()</text:span></text:span></text:p>
        </text:list-item>
        <text:list-item>
          <text:p text:style-name="P28"><text:span text:style-name="T21">Ввод данных, команда </text:span><text:span text:style-name="Source_20_Text"><text:span text:style-name="T35">input()</text:span></text:span></text:p>
        </text:list-item>
        <text:list-item>
          <text:p text:style-name="P51"><text:span text:style-name="T25">Решение задач</text:span></text:p>
        </text:list-item>
      </text:list>
      <text:h text:style-name="P4" text:outline-level="2">Вывод данных, команда print</text:h>
      <text:p text:style-name="P42"><text:span text:style-name="T21">Для вывода данных на экран используется команда </text:span><text:span text:style-name="Source_20_Text"><text:span text:style-name="T35">print()</text:span></text:span><text:span text:style-name="T21">.</text:span></text:p>
      <text:p text:style-name="P39">Внутри круглых скобок пишем, что хотим вывести на экран. Если это текст, то обязательно указываем его внутри кавычек. Кавычки могут быть одинарными или двойными. Только обязательно ставим одинаковые до и после текста.</text:p>
      <text:p text:style-name="P39">Например, следующий код:</text:p>
      <text:p text:style-name="P14"><text:span text:style-name="Source_20_Text"><text:span text:style-name="T33">print(</text:span></text:span><text:span text:style-name="Source_20_Text"><text:span text:style-name="T41">'Мы изучаем язык Python'</text:span></text:span><text:span text:style-name="Source_20_Text"><text:span text:style-name="T33">)</text:span></text:span></text:p>
      <text:p text:style-name="P39">выведет на экран текст:</text:p>
      <text:p text:style-name="P14"><text:span text:style-name="Source_20_Text"><text:span text:style-name="T33">Мы изучаем язык Python</text:span></text:span></text:p>
      <text:p text:style-name="P42"><text:span text:style-name="T21">То, что мы пишем в круглых скобках у команды </text:span><text:span text:style-name="Source_20_Text"><text:span text:style-name="T35">print(),</text:span></text:span><text:span text:style-name="T21"> называется </text:span><text:span text:style-name="Strong_20_Emphasis"><text:span text:style-name="T24">аргументами </text:span></text:span><text:span text:style-name="T21">или </text:span><text:span text:style-name="Strong_20_Emphasis"><text:span text:style-name="T24">параметрами </text:span></text:span><text:span text:style-name="T21">команды.</text:span></text:p>
      <text:p text:style-name="P42"><text:span text:style-name="T21">Команда </text:span><text:span text:style-name="Source_20_Text"><text:span text:style-name="T35">print()</text:span></text:span><text:span text:style-name="T21"> позволяет указывать несколько аргументов, в таком случае их надо отделять запятыми.</text:span></text:p>
      <text:p text:style-name="P39">Например, следующий код:</text:p>
      <text:p text:style-name="P14"><text:span text:style-name="Source_20_Text"><text:span text:style-name="T33">print(</text:span></text:span><text:span text:style-name="Source_20_Text"><text:span text:style-name="T41">'Скоро я'</text:span></text:span><text:span text:style-name="Source_20_Text"><text:span text:style-name="T33">, </text:span></text:span><text:span text:style-name="Source_20_Text"><text:span text:style-name="T41">'буду программировать'</text:span></text:span><text:span text:style-name="Source_20_Text"><text:span text:style-name="T33">, </text:span></text:span><text:span text:style-name="Source_20_Text"><text:span text:style-name="T41">'на языке'</text:span></text:span><text:span text:style-name="Source_20_Text"><text:span text:style-name="T33">, </text:span></text:span><text:span text:style-name="Source_20_Text"><text:span text:style-name="T41">'Python!'</text:span></text:span><text:span text:style-name="Source_20_Text"><text:span text:style-name="T33">)</text:span></text:span></text:p>
      <text:p text:style-name="P39">выведет на экран текст:</text:p>
      <text:p text:style-name="P14"><text:span text:style-name="Source_20_Text"><text:span text:style-name="T33">Скоро я⎵буду программировать⎵на языке⎵Python!</text:span></text:span></text:p>
      <text:p text:style-name="P42"><text:span text:style-name="T21">Обратите внимание, в качестве разделителя при выводе данных между аргументами команды используется </text:span><text:span text:style-name="Strong_20_Emphasis"><text:span text:style-name="T24">символ пробел</text:span></text:span><text:span text:style-name="T21">. По умолчанию команда </text:span><text:span text:style-name="Source_20_Text"><text:span text:style-name="T35">print()</text:span></text:span><text:span text:style-name="T21"> добавляет ровно один пробел между всеми своими аргументами. Например, следующая программа:</text:span></text:p>
      <text:p text:style-name="P14"><text:span text:style-name="Source_20_Text"><text:span text:style-name="T33">print(</text:span></text:span><text:span text:style-name="Source_20_Text"><text:span text:style-name="T41">'1'</text:span></text:span><text:span text:style-name="Source_20_Text"><text:span text:style-name="T33">, </text:span></text:span><text:span text:style-name="Source_20_Text"><text:span text:style-name="T41">'2'</text:span></text:span><text:span text:style-name="Source_20_Text"><text:span text:style-name="T33">, </text:span></text:span><text:span text:style-name="Source_20_Text"><text:span text:style-name="T41">'4'</text:span></text:span><text:span text:style-name="Source_20_Text"><text:span text:style-name="T33">, </text:span></text:span><text:span text:style-name="Source_20_Text"><text:span text:style-name="T41">'8'</text:span></text:span><text:span text:style-name="Source_20_Text"><text:span text:style-name="T33">, </text:span></text:span><text:span text:style-name="Source_20_Text"><text:span text:style-name="T41">'16'</text:span></text:span><text:span text:style-name="Source_20_Text"><text:span text:style-name="T33">)</text:span></text:span></text:p>
      <text:p text:style-name="P42"><text:span text:style-name="T21">выводит числа </text:span><text:span text:style-name="Source_20_Text"><text:span text:style-name="T35">1 2 4 8 16</text:span></text:span><text:span text:style-name="T21">. Числа выведены ровно через один пробел.</text:span></text:p>
      <text:p text:style-name="P44"><text:span text:style-name="T12">Что же делать, если в тексте нужно вывести кавычки на экран? Почему в Python можно использовать как одинарные, так и двойные кавычки для обрамления текста? Ответ очень прост — часто кавычки это часть текста. И чтобы Python мог правильно распознать такой текст, пользуемся разными:</text:span></text:p>
      <text:list xml:id="list288886333" text:style-name="L19">
        <text:list-item>
          <text:p text:style-name="P31">если в тексте нужны одинарные кавычки, то для обрамления такого текста используем двойные кавычки;</text:p>
        </text:list-item>
        <text:list-item>
          <text:p text:style-name="P48">если в тексте нужны двойные кавычки, то обрамляем его одинарными.</text:p>
        </text:list-item>
      </text:list>
      <text:p text:style-name="P50"><text:soft-page-break/>Результатом выполнения кода:</text:p>
      <text:p text:style-name="P15"><text:span text:style-name="Source_20_Text"><text:span text:style-name="T33">print(</text:span></text:span><text:span text:style-name="Source_20_Text"><text:span text:style-name="T41">'В тексте есть "двойные" кавычки'</text:span></text:span><text:span text:style-name="Source_20_Text"><text:span text:style-name="T33">)</text:span></text:span></text:p>
      <text:p text:style-name="P16"><text:span text:style-name="Source_20_Text"><text:span text:style-name="T33">print(</text:span></text:span><text:span text:style-name="Source_20_Text"><text:span text:style-name="T41">"В тексте есть 'одинарные' кавычки"</text:span></text:span><text:span text:style-name="Source_20_Text"><text:span text:style-name="T33">)</text:span></text:span></text:p>
      <text:p text:style-name="P37">будет: </text:p>
      <text:p text:style-name="P15"><text:span text:style-name="Source_20_Text"><text:span text:style-name="T33">В тексте есть "двойные" кавычки</text:span></text:span></text:p>
      <text:p text:style-name="P16"><text:span text:style-name="Source_20_Text"><text:span text:style-name="T33">В тексте есть 'одинарные' кавычки</text:span></text:span></text:p>
      <text:h text:style-name="P2" text:outline-level="2"/>
      <text:h text:style-name="P9" text:outline-level="2">Ввод данных, команда input</text:h>
      <text:p text:style-name="P39">Все предыдущие программы выводили на экран текст, известный в момент написания программного кода. Однако программы могут работать с данными, которые станут известны только во время выполнения программы. Другими словами, программы могут считывать данные, а затем их использовать.</text:p>
      <text:p text:style-name="P42"><text:span text:style-name="T21">Для считывания данных в языке Python используется команда </text:span><text:span text:style-name="Source_20_Text"><text:span text:style-name="T35">input()</text:span></text:span><text:span text:style-name="T21">.</text:span></text:p>
      <text:p text:style-name="P39">Рассмотрим следующую программу:</text:p>
      <text:p text:style-name="P15"><text:span text:style-name="Source_20_Text"><text:span text:style-name="T33">print(</text:span></text:span><text:span text:style-name="Source_20_Text"><text:span text:style-name="T41">'Как тебя зовут?'</text:span></text:span><text:span text:style-name="Source_20_Text"><text:span text:style-name="T33">)</text:span></text:span></text:p>
      <text:p text:style-name="P17"><text:span text:style-name="Source_20_Text"><text:span text:style-name="T33">name = input()</text:span></text:span></text:p>
      <text:p text:style-name="P16"><text:span text:style-name="Source_20_Text"><text:span text:style-name="T33">print(</text:span></text:span><text:span text:style-name="Source_20_Text"><text:span text:style-name="T41">'Привет,'</text:span></text:span><text:span text:style-name="Source_20_Text"><text:span text:style-name="T33">, name)</text:span></text:span></text:p>
      <text:p text:style-name="P42"><text:span text:style-name="T21">Сначала программа распечатает текст на экран «Как тебя зовут?». Далее программа будет ждать от пользователя ввода данных. Ввод данных реализуется с помощью команды </text:span><text:span text:style-name="Source_20_Text"><text:span text:style-name="T35">input()</text:span></text:span><text:span text:style-name="T21">.</text:span></text:p>
      <text:p text:style-name="P42"><text:span text:style-name="T21">Команда </text:span><text:span text:style-name="Source_20_Text"><text:span text:style-name="T35">input()</text:span></text:span><text:span text:style-name="Strong_20_Emphasis"><text:span text:style-name="T21"> </text:span></text:span><text:span text:style-name="T21">всегда пишется с круглыми скобками. Она работает так: когда программа доходит до места, где есть </text:span><text:span text:style-name="Source_20_Text"><text:span text:style-name="T35">input()</text:span></text:span><text:span text:style-name="T21">, она ждет, пока пользователь введёт текст с клавиатуры (ввод завершается нажатием клавиши Enter). Введенная строка подставляется на место </text:span><text:span text:style-name="Source_20_Text"><text:span text:style-name="T35">input()</text:span></text:span><text:span text:style-name="T21">.</text:span></text:p>
      <text:p text:style-name="P42"><text:span text:style-name="T21">То есть, если вы ввели строку «Parrot», программа дальше будет работать так, как будто на месте </text:span><text:span text:style-name="Source_20_Text"><text:span text:style-name="T35">input()</text:span></text:span><text:span text:style-name="T21"> было написано «Parrot».</text:span></text:p>
      <text:p text:style-name="P42"><text:span text:style-name="T21">Таким образом, </text:span><text:span text:style-name="Source_20_Text"><text:span text:style-name="T35">input()</text:span></text:span><text:span text:style-name="T21"> получает от пользователя какие-то данные и вместо вызова подставляет </text:span><text:span text:style-name="Strong_20_Emphasis"><text:span text:style-name="T24">строковое значение</text:span></text:span><text:span text:style-name="T21">, в нашем случае записывает его в качестве значения </text:span><text:span text:style-name="Strong_20_Emphasis"><text:span text:style-name="T50">переменной</text:span></text:span><text:span text:style-name="Strong_20_Emphasis"><text:span text:style-name="T24"> </text:span></text:span><text:span text:style-name="Source_20_Text"><text:span text:style-name="T35">name</text:span></text:span><text:span text:style-name="T21">.</text:span></text:p>
      <text:p text:style-name="P42"><text:span text:style-name="T21">Что такое переменные и что значит сохранить в переменной значение, подробнее поговорим чуть позже, а пока запоминаем:</text:span></text:p>
      <text:p text:style-name="P43"><text:span text:style-name="T19">Очень часто перед считыванием данных мы печатаем некоторый текст, чтобы пользователь, который вводит эти данные понимал, что именно от него требуется. Например, в программе</text:span></text:p>
      <text:p text:style-name="P15"><text:span text:style-name="Source_20_Text"><text:span text:style-name="T33">print(</text:span></text:span><text:span text:style-name="Source_20_Text"><text:span text:style-name="T41">'Как тебя зовут?'</text:span></text:span><text:span text:style-name="Source_20_Text"><text:span text:style-name="T33">)</text:span></text:span></text:p>
      <text:p text:style-name="P17"><text:span text:style-name="Source_20_Text"><text:span text:style-name="T33">name = input()</text:span></text:span></text:p>
      <text:p text:style-name="P16"><text:span text:style-name="Source_20_Text"><text:span text:style-name="T33">print(</text:span></text:span><text:span text:style-name="Source_20_Text"><text:span text:style-name="T41">'Привет,'</text:span></text:span><text:span text:style-name="Source_20_Text"><text:span text:style-name="T33">, name)</text:span></text:span></text:p>
      <text:p text:style-name="P39">мы сначала выведем текст «Как тебя зовут?», а уже потом считаем данные.</text:p>
      <text:p text:style-name="P42"><text:span text:style-name="T21">Поскольку это достаточно распространённый сценарий, то в языке Python можно выводить текст, передавая его в качестве параметра в команду </text:span><text:span text:style-name="Source_20_Text"><text:span text:style-name="T35">input()</text:span></text:span><text:span text:style-name="T21">. Предыдущий код можно переписать так:</text:span></text:p>
      <text:p text:style-name="P15"><text:span text:style-name="Source_20_Text"><text:span text:style-name="T33">name = input(</text:span></text:span><text:span text:style-name="Source_20_Text"><text:span text:style-name="T41">'Как тебя зовут?'</text:span></text:span><text:span text:style-name="Source_20_Text"><text:span text:style-name="T33">)</text:span></text:span></text:p>
      <text:p text:style-name="P16"><text:span text:style-name="Source_20_Text"><text:span text:style-name="T33">print(</text:span></text:span><text:span text:style-name="Source_20_Text"><text:span text:style-name="T41">'Привет,'</text:span></text:span><text:span text:style-name="Source_20_Text"><text:span text:style-name="T33">, name)</text:span></text:span></text:p>
      <text:p text:style-name="P21"/>
      <text:h text:style-name="P10" text:outline-level="2">Необязательные параметры команды print</text:h>
      <text:p text:style-name="P42"><text:span text:style-name="T21">По умолчанию команда </text:span><text:span text:style-name="Source_20_Text"><text:span text:style-name="T35">print()</text:span></text:span><text:span text:style-name="T21"> принимает несколько аргументов (параметров), выводит их через один </text:span><text:span text:style-name="Strong_20_Emphasis"><text:span text:style-name="T24">пробел</text:span></text:span><text:span text:style-name="T21">, после чего </text:span><text:span text:style-name="Strong_20_Emphasis"><text:span text:style-name="T24">ставит перевод строки</text:span></text:span><text:span text:style-name="T21">. Это поведение можно изменить, используя необязательные именованные параметры </text:span><text:span text:style-name="Source_20_Text"><text:span text:style-name="T35">sep</text:span></text:span><text:span text:style-name="T21"> (separator, разделитель) и </text:span><text:span text:style-name="Source_20_Text"><text:span text:style-name="T35">end</text:span></text:span><text:span text:style-name="T21"> (окончание).</text:span></text:p>
      <text:h text:style-name="P11" text:outline-level="3">Параметр sep</text:h>
      <text:p text:style-name="P39">Рассмотрим следующий код:</text:p>
      <text:p text:style-name="P15"><text:span text:style-name="Source_20_Text"><text:span text:style-name="T35">print(</text:span></text:span><text:span text:style-name="Source_20_Text"><text:span text:style-name="T43">'a'</text:span></text:span><text:span text:style-name="Source_20_Text"><text:span text:style-name="T35">, </text:span></text:span><text:span text:style-name="Source_20_Text"><text:span text:style-name="T43">'b'</text:span></text:span><text:span text:style-name="Source_20_Text"><text:span text:style-name="T35">, </text:span></text:span><text:span text:style-name="Source_20_Text"><text:span text:style-name="T43">'c'</text:span></text:span><text:span text:style-name="Source_20_Text"><text:span text:style-name="T35">)</text:span></text:span></text:p>
      <text:p text:style-name="P16"><text:span text:style-name="Source_20_Text"><text:span text:style-name="T35">print(</text:span></text:span><text:span text:style-name="Source_20_Text"><text:span text:style-name="T43">'d'</text:span></text:span><text:span text:style-name="Source_20_Text"><text:span text:style-name="T35">, </text:span></text:span><text:span text:style-name="Source_20_Text"><text:span text:style-name="T43">'e'</text:span></text:span><text:span text:style-name="Source_20_Text"><text:span text:style-name="T35">, </text:span></text:span><text:span text:style-name="Source_20_Text"><text:span text:style-name="T43">'f'</text:span></text:span><text:span text:style-name="Source_20_Text"><text:span text:style-name="T35">)</text:span></text:span></text:p>
      <text:p text:style-name="P39">Результатом выполнения такого кода будет:</text:p>
      <text:p text:style-name="P15"><text:span text:style-name="Source_20_Text"><text:span text:style-name="T35">a b c</text:span></text:span></text:p>
      <text:p text:style-name="P16"><text:span text:style-name="Source_20_Text"><text:span text:style-name="T35">d e f</text:span></text:span></text:p>
      <text:p text:style-name="P39">Рассмотрим следующий код: </text:p>
      <text:p text:style-name="P15"><text:span text:style-name="Source_20_Text"><text:span text:style-name="T35">print(</text:span></text:span><text:span text:style-name="Source_20_Text"><text:span text:style-name="T43">'a'</text:span></text:span><text:span text:style-name="Source_20_Text"><text:span text:style-name="T35">, </text:span></text:span><text:span text:style-name="Source_20_Text"><text:span text:style-name="T43">'b'</text:span></text:span><text:span text:style-name="Source_20_Text"><text:span text:style-name="T35">, </text:span></text:span><text:span text:style-name="Source_20_Text"><text:span text:style-name="T43">'c'</text:span></text:span><text:span text:style-name="Source_20_Text"><text:span text:style-name="T35">, sep=</text:span></text:span><text:span text:style-name="Source_20_Text"><text:span text:style-name="T43">'*'</text:span></text:span><text:span text:style-name="Source_20_Text"><text:span text:style-name="T35">)</text:span></text:span></text:p>
      <text:p text:style-name="P16"><text:span text:style-name="Source_20_Text"><text:span text:style-name="T35">print(</text:span></text:span><text:span text:style-name="Source_20_Text"><text:span text:style-name="T43">'d'</text:span></text:span><text:span text:style-name="Source_20_Text"><text:span text:style-name="T35">, </text:span></text:span><text:span text:style-name="Source_20_Text"><text:span text:style-name="T43">'e'</text:span></text:span><text:span text:style-name="Source_20_Text"><text:span text:style-name="T35">, </text:span></text:span><text:span text:style-name="Source_20_Text"><text:span text:style-name="T43">'f'</text:span></text:span><text:span text:style-name="Source_20_Text"><text:span text:style-name="T35">, sep=</text:span></text:span><text:span text:style-name="Source_20_Text"><text:span text:style-name="T43">'**'</text:span></text:span><text:span text:style-name="Source_20_Text"><text:span text:style-name="T35">)</text:span></text:span></text:p>
      <text:p text:style-name="P39">Результатом выполнения такого кода будет:</text:p>
      <text:p text:style-name="P15"><text:span text:style-name="Source_20_Text"><text:span text:style-name="T35">a*b*c</text:span></text:span></text:p>
      <text:p text:style-name="P16"><text:span text:style-name="Source_20_Text"><text:span text:style-name="T35">d**e**f</text:span></text:span></text:p>
      <text:p text:style-name="P42"><text:span text:style-name="T21">При первой печати в качестве строки разделителя между аргументами команды </text:span><text:span text:style-name="Source_20_Text"><text:span text:style-name="T35">print()</text:span></text:span><text:span text:style-name="T21"> установлена строка </text:span><text:span text:style-name="Source_20_Text"><text:span text:style-name="T35">sep='*'</text:span></text:span><text:span text:style-name="T21">.</text:span></text:p>
      <text:p text:style-name="P42"><text:span text:style-name="T21">При второй печати в качестве строки разделителя между аргументами команды </text:span><text:span text:style-name="Source_20_Text"><text:span text:style-name="T35">print()</text:span></text:span><text:span text:style-name="T21"> установлена строка </text:span><text:span text:style-name="Source_20_Text"><text:span text:style-name="T35">sep='**'</text:span></text:span><text:span text:style-name="T21">.</text:span></text:p>
      <text:p text:style-name="P42"><text:span text:style-name="T21">Таким образом, необязательный параметр </text:span><text:span text:style-name="Source_20_Text"><text:span text:style-name="T35">sep</text:span></text:span><text:span text:style-name="T21"> команды </text:span><text:span text:style-name="Source_20_Text"><text:span text:style-name="T35">print()</text:span></text:span><text:span text:style-name="T21"> позволяет установить строку, с помощью которой будут разделены аргументы при печати.</text:span></text:p>
      <text:h text:style-name="P11" text:outline-level="3">Параметр end</text:h>
      <text:p text:style-name="P42"><text:span text:style-name="T21">Если перевод строки делать не нужно или требуется указать специальное окончание, то следует явно указать значение для параметра </text:span><text:span text:style-name="Source_20_Text"><text:span text:style-name="T35">end</text:span></text:span><text:span text:style-name="T21">.</text:span></text:p>
      <text:p text:style-name="P39">Рассмотрим следующий код:</text:p>
      <text:p text:style-name="P15"><text:span text:style-name="Source_20_Text"><text:span text:style-name="T35">print(</text:span></text:span><text:span text:style-name="Source_20_Text"><text:span text:style-name="T43">'a'</text:span></text:span><text:span text:style-name="Source_20_Text"><text:span text:style-name="T35">, </text:span></text:span><text:span text:style-name="Source_20_Text"><text:span text:style-name="T43">'b'</text:span></text:span><text:span text:style-name="Source_20_Text"><text:span text:style-name="T35">, </text:span></text:span><text:span text:style-name="Source_20_Text"><text:span text:style-name="T43">'c'</text:span></text:span><text:span text:style-name="Source_20_Text"><text:span text:style-name="T35">, end=</text:span></text:span><text:span text:style-name="Source_20_Text"><text:span text:style-name="T43">'@'</text:span></text:span><text:span text:style-name="Source_20_Text"><text:span text:style-name="T35">)</text:span></text:span></text:p>
      <text:p text:style-name="P16"><text:span text:style-name="Source_20_Text"><text:span text:style-name="T35">print(</text:span></text:span><text:span text:style-name="Source_20_Text"><text:span text:style-name="T43">'d'</text:span></text:span><text:span text:style-name="Source_20_Text"><text:span text:style-name="T35">, </text:span></text:span><text:span text:style-name="Source_20_Text"><text:span text:style-name="T43">'e'</text:span></text:span><text:span text:style-name="Source_20_Text"><text:span text:style-name="T35">, </text:span></text:span><text:span text:style-name="Source_20_Text"><text:span text:style-name="T43">'f'</text:span></text:span><text:span text:style-name="Source_20_Text"><text:span text:style-name="T35">, end=</text:span></text:span><text:span text:style-name="Source_20_Text"><text:span text:style-name="T43">'@@'</text:span></text:span><text:span text:style-name="Source_20_Text"><text:span text:style-name="T35">)</text:span></text:span></text:p>
      <text:p text:style-name="P39">Результатом выполнения такого кода будет:</text:p>
      <text:p text:style-name="P14"><text:span text:style-name="Source_20_Text"><text:span text:style-name="T35">a b c@d e f@@</text:span></text:span></text:p>
      <text:p text:style-name="P42"><text:span text:style-name="T21">По завершении первой печати вставлена строка </text:span><text:span text:style-name="Source_20_Text"><text:span text:style-name="T35">@</text:span></text:span><text:span text:style-name="T21"> вместо перевода строки. Аналогично, по завершении второй печати вставлена строка </text:span><text:span text:style-name="Source_20_Text"><text:span text:style-name="T35">@@</text:span></text:span><text:span text:style-name="T21">.</text:span></text:p>
      <text:p text:style-name="P42"><text:soft-page-break/><text:span text:style-name="T21">Параметры </text:span><text:span text:style-name="Source_20_Text"><text:span text:style-name="T35">sep</text:span></text:span><text:span text:style-name="T21"> и </text:span><text:span text:style-name="Source_20_Text"><text:span text:style-name="T35">end</text:span></text:span><text:span text:style-name="T21"> можно использовать вместе. Рассмотрим следующий код:</text:span></text:p>
      <text:p text:style-name="P15"><text:span text:style-name="Source_20_Text"><text:span text:style-name="T35">print(</text:span></text:span><text:span text:style-name="Source_20_Text"><text:span text:style-name="T43">'a'</text:span></text:span><text:span text:style-name="Source_20_Text"><text:span text:style-name="T35">, </text:span></text:span><text:span text:style-name="Source_20_Text"><text:span text:style-name="T43">'b'</text:span></text:span><text:span text:style-name="Source_20_Text"><text:span text:style-name="T35">, </text:span></text:span><text:span text:style-name="Source_20_Text"><text:span text:style-name="T43">'c'</text:span></text:span><text:span text:style-name="Source_20_Text"><text:span text:style-name="T35">, sep=</text:span></text:span><text:span text:style-name="Source_20_Text"><text:span text:style-name="T43">'*'</text:span></text:span><text:span text:style-name="Source_20_Text"><text:span text:style-name="T35">, end=</text:span></text:span><text:span text:style-name="Source_20_Text"><text:span text:style-name="T43">'finish'</text:span></text:span><text:span text:style-name="Source_20_Text"><text:span text:style-name="T35">)</text:span></text:span></text:p>
      <text:p text:style-name="P17"><text:span text:style-name="Source_20_Text"><text:span text:style-name="T35">print(</text:span></text:span><text:span text:style-name="Source_20_Text"><text:span text:style-name="T43">'d'</text:span></text:span><text:span text:style-name="Source_20_Text"><text:span text:style-name="T35">, </text:span></text:span><text:span text:style-name="Source_20_Text"><text:span text:style-name="T43">'e'</text:span></text:span><text:span text:style-name="Source_20_Text"><text:span text:style-name="T35">, </text:span></text:span><text:span text:style-name="Source_20_Text"><text:span text:style-name="T43">'f'</text:span></text:span><text:span text:style-name="Source_20_Text"><text:span text:style-name="T35">, sep=</text:span></text:span><text:span text:style-name="Source_20_Text"><text:span text:style-name="T43">'**'</text:span></text:span><text:span text:style-name="Source_20_Text"><text:span text:style-name="T35">, end=</text:span></text:span><text:span text:style-name="Source_20_Text"><text:span text:style-name="T43">'^__^'</text:span></text:span><text:span text:style-name="Source_20_Text"><text:span text:style-name="T35">)</text:span></text:span></text:p>
      <text:p text:style-name="P17"><text:span text:style-name="Source_20_Text"><text:span text:style-name="T35">print(</text:span></text:span><text:span text:style-name="Source_20_Text"><text:span text:style-name="T43">'g'</text:span></text:span><text:span text:style-name="Source_20_Text"><text:span text:style-name="T35">, </text:span></text:span><text:span text:style-name="Source_20_Text"><text:span text:style-name="T43">'h'</text:span></text:span><text:span text:style-name="Source_20_Text"><text:span text:style-name="T35">, </text:span></text:span><text:span text:style-name="Source_20_Text"><text:span text:style-name="T43">'i'</text:span></text:span><text:span text:style-name="Source_20_Text"><text:span text:style-name="T35">, sep=</text:span></text:span><text:span text:style-name="Source_20_Text"><text:span text:style-name="T43">'+'</text:span></text:span><text:span text:style-name="Source_20_Text"><text:span text:style-name="T35">, end=</text:span></text:span><text:span text:style-name="Source_20_Text"><text:span text:style-name="T43">'%'</text:span></text:span><text:span text:style-name="Source_20_Text"><text:span text:style-name="T35">)</text:span></text:span></text:p>
      <text:p text:style-name="P17"><text:span text:style-name="Source_20_Text"><text:span text:style-name="T35">print(</text:span></text:span><text:span text:style-name="Source_20_Text"><text:span text:style-name="T43">'j'</text:span></text:span><text:span text:style-name="Source_20_Text"><text:span text:style-name="T35">, </text:span></text:span><text:span text:style-name="Source_20_Text"><text:span text:style-name="T43">'k'</text:span></text:span><text:span text:style-name="Source_20_Text"><text:span text:style-name="T35">, </text:span></text:span><text:span text:style-name="Source_20_Text"><text:span text:style-name="T43">'l'</text:span></text:span><text:span text:style-name="Source_20_Text"><text:span text:style-name="T35">, sep=</text:span></text:span><text:span text:style-name="Source_20_Text"><text:span text:style-name="T43">'-'</text:span></text:span><text:span text:style-name="Source_20_Text"><text:span text:style-name="T35">, end=</text:span></text:span><text:span text:style-name="Source_20_Text"><text:span text:style-name="T43">'#'</text:span></text:span><text:span text:style-name="Source_20_Text"><text:span text:style-name="T35">)</text:span></text:span></text:p>
      <text:p text:style-name="P16"><text:span text:style-name="Source_20_Text"><text:span text:style-name="T35">print(</text:span></text:span><text:span text:style-name="Source_20_Text"><text:span text:style-name="T43">'m'</text:span></text:span><text:span text:style-name="Source_20_Text"><text:span text:style-name="T35">, </text:span></text:span><text:span text:style-name="Source_20_Text"><text:span text:style-name="T43">'n'</text:span></text:span><text:span text:style-name="Source_20_Text"><text:span text:style-name="T35">, </text:span></text:span><text:span text:style-name="Source_20_Text"><text:span text:style-name="T43">'o'</text:span></text:span><text:span text:style-name="Source_20_Text"><text:span text:style-name="T35">, sep=</text:span></text:span><text:span text:style-name="Source_20_Text"><text:span text:style-name="T43">'/'</text:span></text:span><text:span text:style-name="Source_20_Text"><text:span text:style-name="T35">, end=</text:span></text:span><text:span text:style-name="Source_20_Text"><text:span text:style-name="T43">'!'</text:span></text:span><text:span text:style-name="Source_20_Text"><text:span text:style-name="T35">)</text:span></text:span></text:p>
      <text:p text:style-name="P39">Результатом выполнения такого кода будет:</text:p>
      <text:p text:style-name="P14"><text:span text:style-name="Source_20_Text"><text:span text:style-name="T35">a*b*cfinishd**e**f^__^g+h+i%j-k-l#m/n/o!</text:span></text:span></text:p>
      <text:h text:style-name="P7" text:outline-level="2"/>
      <text:h text:style-name="P8" text:outline-level="2">Переменные</text:h>
      <text:p text:style-name="P42"><text:span text:style-name="T21">В предыдущих упражнениях мы уже использовали </text:span><text:span text:style-name="Strong_20_Emphasis"><text:span text:style-name="T24">переменные</text:span></text:span><text:span text:style-name="T21">, но без объяснения, что же это такое и с чем его едят.</text:span></text:p>
      <text:p text:style-name="P42"><text:span text:style-name="T21">Мы знаем, что команда </text:span><text:span text:style-name="Source_20_Text"><text:span text:style-name="T35">input()</text:span></text:span><text:span text:style-name="T21"> обозначает «подожди, пока пользователь введет что-нибудь с клавиатуры, и запомни то, что он ввёл». Просто так просить «запомнить» довольно бессмысленно: нам ведь потом надо будет как-то сказать компьютеру, чтобы он вспомнил то, что запомнил. Для этого используем </text:span><text:span text:style-name="Strong_20_Emphasis"><text:span text:style-name="T24">переменные </text:span></text:span><text:span text:style-name="T21">и пишем такой код:</text:span></text:p>
      <text:p text:style-name="P15"><text:span text:style-name="Source_20_Text"><text:span text:style-name="T35">variable_name = input()</text:span></text:span></text:p>
      <text:p text:style-name="P16"><text:span text:style-name="Source_20_Text"><text:span text:style-name="T35">print(</text:span></text:span><text:span text:style-name="Source_20_Text"><text:span text:style-name="T43">'Вы ввели текст:'</text:span></text:span><text:span text:style-name="Source_20_Text"><text:span text:style-name="T35">, variable_name)</text:span></text:span></text:p>
      <text:p text:style-name="P42"><text:span text:style-name="T21">Данный код означает: «Сохрани то, что ввёл пользователь, в памяти, и дальше это место в памяти мы будем называть именем </text:span><text:span text:style-name="Source_20_Text"><text:span text:style-name="T35">variable_name</text:span></text:span><text:span text:style-name="T21">». Соответственно, команда </text:span><text:span text:style-name="Source_20_Text"><text:span text:style-name="T35">print(variable_name)</text:span></text:span><text:span text:style-name="T21"> означает: «Посмотри, что лежит в памяти, под именем </text:span><text:span text:style-name="Source_20_Text"><text:span text:style-name="T35">variable_name</text:span></text:span><text:span text:style-name="T21">, и выведи это на экран».</text:span></text:p>
      <text:p text:style-name="P42"><text:span text:style-name="T21">Вот такие «места в памяти» называются переменными. Любая переменная имеет </text:span><text:span text:style-name="Strong_20_Emphasis"><text:span text:style-name="T24">имя и значение</text:span></text:span><text:span text:style-name="T21">.</text:span></text:p>
      <text:h text:style-name="P13" text:outline-level="3"><text:span text:style-name="Strong_20_Emphasis"><text:span text:style-name="T20">Имя переменной</text:span></text:span></text:h>
      <text:list xml:id="list3817302703" text:style-name="L21">
        <text:list-item>
          <text:p text:style-name="P35">В имени переменной используйте только латинские буквы a-z, A-Z, цифры и символ нижнего подчеркивания (_);</text:p>
        </text:list-item>
        <text:list-item>
          <text:p text:style-name="P35">Имя переменной не может начинаться с цифры;</text:p>
        </text:list-item>
        <text:list-item>
          <text:p text:style-name="P35">Имя переменной по возможности должно отражать её назначение.</text:p>
        </text:list-item>
      </text:list>
      <text:p text:style-name="P42"><text:span text:style-name="T21">Python — регистрочувствительный язык. Переменная </text:span><text:span text:style-name="Source_20_Text"><text:span text:style-name="T35">name</text:span></text:span><text:span text:style-name="T21"> и </text:span><text:span text:style-name="Source_20_Text"><text:span text:style-name="T35">Name</text:span></text:span><text:span text:style-name="T21"> — две совершенно разные переменные. Для именования переменных принято использовать стиль </text:span><text:span text:style-name="Strong_20_Emphasis"><text:span text:style-name="T24">lower_case_with_underscores </text:span></text:span><text:span text:style-name="T21">(слова из маленьких букв с подчеркиваниями).</text:span></text:p>
      <text:h text:style-name="P13" text:outline-level="3"><text:span text:style-name="Strong_20_Emphasis"><text:span text:style-name="T20">Значение переменной</text:span></text:span></text:h>
      <text:p text:style-name="P39">Значение переменной — сохраненная в ней информация. Это может быть текст, число и т.д.</text:p>
      <text:p text:style-name="P42"><text:span text:style-name="T21">Знак «=» это </text:span><text:span text:style-name="Strong_20_Emphasis"><text:span text:style-name="T24">оператор присваивания</text:span></text:span><text:span text:style-name="T21">. Он присваивает значение, которое находится справа от знака «равно», переменной, которая находится слева от знака «равно».</text:span></text:p>
      <text:p text:style-name="P42"><text:span text:style-name="T21">В нашем случае это то, что поместил в неё пользователь командой </text:span><text:span text:style-name="Source_20_Text"><text:span text:style-name="T35">input()</text:span></text:span><text:span text:style-name="T21">. Это текстовое значение — строка. То есть переменная сохраняет в себе строковое значение. Говорят, что переменная имеет строковый тип данных.</text:span></text:p>
      <text:p text:style-name="P39">Значения переменной, естественно, можно менять (переприсваивать).</text:p>
      <text:p text:style-name="P15"><text:span text:style-name="Source_20_Text"><text:span text:style-name="T35">print(</text:span></text:span><text:span text:style-name="Source_20_Text"><text:span text:style-name="T43">'Как тебя зовут?'</text:span></text:span><text:span text:style-name="Source_20_Text"><text:span text:style-name="T35">)</text:span></text:span></text:p>
      <text:p text:style-name="P17"><text:span text:style-name="Source_20_Text"><text:span text:style-name="T35">name = input()</text:span></text:span></text:p>
      <text:p text:style-name="P17"><text:span text:style-name="Source_20_Text"><text:span text:style-name="T35">print(</text:span></text:span><text:span text:style-name="Source_20_Text"><text:span text:style-name="T43">'Привет,'</text:span></text:span><text:span text:style-name="Source_20_Text"><text:span text:style-name="T35">, name)</text:span></text:span></text:p>
      <text:p text:style-name="P17"><text:span text:style-name="Source_20_Text"><text:span text:style-name="T35">name = </text:span></text:span><text:span text:style-name="Source_20_Text"><text:span text:style-name="T43">'Timur'</text:span></text:span></text:p>
      <text:p text:style-name="P16"><text:span text:style-name="Source_20_Text"><text:span text:style-name="T35">print(</text:span></text:span><text:span text:style-name="Source_20_Text"><text:span text:style-name="T43">'Привет,'</text:span></text:span><text:span text:style-name="Source_20_Text"><text:span text:style-name="T35">, name)</text:span></text:span></text:p>
      <text:p text:style-name="P39"><text:soft-page-break/>Оператор присваивания сообщает переменной то или иное значение независимо от того, была ли эта переменная введена раньше. Вы можете менять значение переменной, записав еще один оператор присваивания. Если у нас имеется переменная, мы можем делать с её значением все что угодно — например, присвоить другой переменной:</text:p>
      <text:p text:style-name="P15"><text:span text:style-name="Source_20_Text"><text:span text:style-name="T35">name1 = </text:span></text:span><text:span text:style-name="Source_20_Text"><text:span text:style-name="T43">'Тимур'</text:span></text:span></text:p>
      <text:p text:style-name="P17"><text:span text:style-name="Source_20_Text"><text:span text:style-name="T35">name2 = name1</text:span></text:span></text:p>
      <text:p text:style-name="P16"><text:span text:style-name="Source_20_Text"><text:span text:style-name="T35">print(name2)</text:span></text:span></text:p>
      <text:h text:style-name="P6" text:outline-level="2"><text:span text:style-name="Strong_20_Emphasis"><text:span text:style-name="T20">Множественное присваивание</text:span></text:span></text:h>
      <text:p text:style-name="P39">В языке Python можно за одну инструкцию присваивания изменять значение сразу нескольких переменных. Делается это так:</text:p>
      <text:p text:style-name="P15"><text:span text:style-name="Source_20_Text"><text:span text:style-name="T35">name, surname = </text:span></text:span><text:span text:style-name="Source_20_Text"><text:span text:style-name="T43">'Timur'</text:span></text:span><text:span text:style-name="Source_20_Text"><text:span text:style-name="T35">, </text:span></text:span><text:span text:style-name="Source_20_Text"><text:span text:style-name="T43">'Guev'</text:span></text:span></text:p>
      <text:p text:style-name="P16"><text:span text:style-name="Source_20_Text"><text:span text:style-name="T35">print(</text:span></text:span><text:span text:style-name="Source_20_Text"><text:span text:style-name="T43">'Имя:'</text:span></text:span><text:span text:style-name="Source_20_Text"><text:span text:style-name="T35">, name, </text:span></text:span><text:span text:style-name="Source_20_Text"><text:span text:style-name="T43">'Фамилия:'</text:span></text:span><text:span text:style-name="Source_20_Text"><text:span text:style-name="T35">, surname)</text:span></text:span></text:p>
      <text:p text:style-name="P39">Этот код можно записать и так:</text:p>
      <text:p text:style-name="P15"><text:span text:style-name="Source_20_Text"><text:span text:style-name="T35">name = </text:span></text:span><text:span text:style-name="Source_20_Text"><text:span text:style-name="T43">'Timur'</text:span></text:span></text:p>
      <text:p text:style-name="P17"><text:span text:style-name="Source_20_Text"><text:span text:style-name="T35">surname = </text:span></text:span><text:span text:style-name="Source_20_Text"><text:span text:style-name="T43">'Guev'</text:span></text:span></text:p>
      <text:p text:style-name="P16"><text:span text:style-name="Source_20_Text"><text:span text:style-name="T35">print(</text:span></text:span><text:span text:style-name="Source_20_Text"><text:span text:style-name="T43">'Имя:'</text:span></text:span><text:span text:style-name="Source_20_Text"><text:span text:style-name="T35">, name, </text:span></text:span><text:span text:style-name="Source_20_Text"><text:span text:style-name="T43">'Фамилия:'</text:span></text:span><text:span text:style-name="Source_20_Text"><text:span text:style-name="T35">, surname)</text:span></text:span></text:p>
      <text:p text:style-name="P39">Отличие двух способов состоит в том, что множественное присваивание в первом способе присваивает значение двум переменным одновременно.</text:p>
      <text:p text:style-name="P39">Если требуется считать текст с клавиатуры и присвоить его в качестве значения переменным, то можно написать так: </text:p>
      <text:p text:style-name="P15"><text:span text:style-name="Source_20_Text"><text:span text:style-name="T35">name, surname = input(), input()</text:span></text:span></text:p>
      <text:p text:style-name="P16"><text:span text:style-name="Source_20_Text"><text:span text:style-name="T35">print(</text:span></text:span><text:span text:style-name="Source_20_Text"><text:span text:style-name="T43">'Имя:'</text:span></text:span><text:span text:style-name="Source_20_Text"><text:span text:style-name="T35">, name, </text:span></text:span><text:span text:style-name="Source_20_Text"><text:span text:style-name="T43">'Фамилия:'</text:span></text:span><text:span text:style-name="Source_20_Text"><text:span text:style-name="T35">, surname)</text:span></text:span></text:p>
      <text:p text:style-name="P39">Если слева от знака «равно» в множественном присваивании должны стоять через запятую имена переменных, то справа могут стоять произвольные выражения, разделённые запятыми. Главное, чтобы слева и справа от знака присваивания было одинаковое число элементов.</text:p>
      <text:p text:style-name="P39">Множественное присваивание удобно использовать, когда нужно обменять значения двух переменных. В Python это делается так:</text:p>
      <text:p text:style-name="P15"><text:span text:style-name="Source_20_Text"><text:span text:style-name="T35">name1 = </text:span></text:span><text:span text:style-name="Source_20_Text"><text:span text:style-name="T43">'Timur'</text:span></text:span></text:p>
      <text:p text:style-name="P17"><text:span text:style-name="Source_20_Text"><text:span text:style-name="T35">name2 = </text:span></text:span><text:span text:style-name="Source_20_Text"><text:span text:style-name="T43">'Gvido'</text:span></text:span></text:p>
      <text:p text:style-name="P16"><text:span text:style-name="Source_20_Text"><text:span text:style-name="T35">name1, name2 = name2, name1</text:span></text:span></text:p>
      <text:h text:style-name="P3" text:outline-level="2">Важное замечание</text:h>
      <text:p text:style-name="P43"><text:span text:style-name="T19">В качестве названия переменных запрещено использовать ключевые (зарезервированные) слова. К ключевым словам в языке Python относятся:</text:span></text:p>
      <text:list xml:id="list1604332930" text:style-name="L22">
        <text:list-item>
          <text:p text:style-name="P36">False;</text:p>
        </text:list-item>
        <text:list-item>
          <text:p text:style-name="P36">True;</text:p>
        </text:list-item>
        <text:list-item>
          <text:p text:style-name="P36">None;</text:p>
        </text:list-item>
        <text:list-item>
          <text:p text:style-name="P36"><text:soft-page-break/>and;</text:p>
        </text:list-item>
        <text:list-item>
          <text:p text:style-name="P36">with;</text:p>
        </text:list-item>
        <text:list-item>
          <text:p text:style-name="P36">as;</text:p>
        </text:list-item>
        <text:list-item>
          <text:p text:style-name="P36">assert;</text:p>
        </text:list-item>
        <text:list-item>
          <text:p text:style-name="P36">break;</text:p>
        </text:list-item>
        <text:list-item>
          <text:p text:style-name="P36">class;</text:p>
        </text:list-item>
        <text:list-item>
          <text:p text:style-name="P36">continue;</text:p>
        </text:list-item>
        <text:list-item>
          <text:p text:style-name="P36">def;</text:p>
        </text:list-item>
        <text:list-item>
          <text:p text:style-name="P36">del;</text:p>
        </text:list-item>
        <text:list-item>
          <text:p text:style-name="P36">elif;</text:p>
        </text:list-item>
        <text:list-item>
          <text:p text:style-name="P36">else;</text:p>
        </text:list-item>
        <text:list-item>
          <text:p text:style-name="P36">except;</text:p>
        </text:list-item>
        <text:list-item>
          <text:p text:style-name="P36">finally;</text:p>
        </text:list-item>
        <text:list-item>
          <text:p text:style-name="P36">try;</text:p>
        </text:list-item>
        <text:list-item>
          <text:p text:style-name="P36">for;</text:p>
        </text:list-item>
        <text:list-item>
          <text:p text:style-name="P36">from;</text:p>
        </text:list-item>
        <text:list-item>
          <text:p text:style-name="P36">global;</text:p>
        </text:list-item>
        <text:list-item>
          <text:p text:style-name="P36">if;</text:p>
        </text:list-item>
        <text:list-item>
          <text:p text:style-name="P36">import;</text:p>
        </text:list-item>
        <text:list-item>
          <text:p text:style-name="P36">in;</text:p>
        </text:list-item>
        <text:list-item>
          <text:p text:style-name="P36">is;</text:p>
        </text:list-item>
        <text:list-item>
          <text:p text:style-name="P36">lambda;</text:p>
        </text:list-item>
        <text:list-item>
          <text:p text:style-name="P36">nonlocal;</text:p>
        </text:list-item>
        <text:list-item>
          <text:p text:style-name="P36">not;</text:p>
        </text:list-item>
        <text:list-item>
          <text:p text:style-name="P36">or;</text:p>
        </text:list-item>
        <text:list-item>
          <text:p text:style-name="P36">pass;</text:p>
        </text:list-item>
        <text:list-item>
          <text:p text:style-name="P36">raise;</text:p>
        </text:list-item>
        <text:list-item>
          <text:p text:style-name="P36">return;</text:p>
        </text:list-item>
        <text:list-item>
          <text:p text:style-name="P36">while;</text:p>
        </text:list-item>
        <text:list-item>
          <text:p text:style-name="P38">yield.</text:p>
          <text:p text:style-name="P45">PEP 8</text:p>
        </text:list-item>
      </text:list>
      <text:p text:style-name="P42"><text:span text:style-name="T21">При оформлении программ мы будем пользоваться </text:span><text:span text:style-name="Strong_20_Emphasis"><text:span text:style-name="T24">PEP 8 — Python Enhanced Proposal</text:span></text:span><text:span text:style-name="T21">. Этот документ предлагает единый и общепринятый стиль написания программ на языке Python. Документ создан по рекомендациям Гвидо Ван Россума, автора Python. Прочесть его на русском языке можно по </text:span><text:a xlink:type="simple" xlink:href="https://pythonworld.ru/osnovy/pep-8-rukovodstvo-po-napisaniyu-koda-na-python.html" office:target-frame-name="_blank" xlink:show="new" text:style-name="Internet_20_link" text:visited-style-name="Visited_20_Internet_20_Link">ссылке</text:a><text:span text:style-name="T22">: https://pythonworld.ru/osnovy/pep-8-rukovodstvo-po-napisaniyu-koda-na-python.html</text:span></text:p>
      <text:h text:style-name="P5" text:outline-level="2">Некоторые рекомендации PEP 8</text:h>
      <text:p text:style-name="P42"><text:span text:style-name="Strong_20_Emphasis"><text:span text:style-name="T50">Рекомендация 1.</text:span></text:span><text:span text:style-name="T21"> Избегайте использования пробелов перед открывающей скобкой, после которой начинается список аргументов функции.</text:span></text:p>
      <text:p text:style-name="P42"><text:span text:style-name="Strong_20_Emphasis"><text:span text:style-name="T24">Правильно:</text:span></text:span></text:p>
      <text:p text:style-name="P14"><text:span text:style-name="Source_20_Text"><text:span text:style-name="T35">print(</text:span></text:span><text:span text:style-name="Source_20_Text"><text:span text:style-name="T43">'Follow PEP8!'</text:span></text:span><text:span text:style-name="Source_20_Text"><text:span text:style-name="T35">)</text:span></text:span></text:p>
      <text:p text:style-name="P42"><text:span text:style-name="Strong_20_Emphasis"><text:span text:style-name="T24">Неправильно:</text:span></text:span></text:p>
      <text:p text:style-name="P14"><text:span text:style-name="Source_20_Text"><text:span text:style-name="T61">print</text:span></text:span><text:span text:style-name="Source_20_Text"><text:span text:style-name="T35"> (</text:span></text:span><text:span text:style-name="Source_20_Text"><text:span text:style-name="T43">'Follow PEP8!'</text:span></text:span><text:span text:style-name="Source_20_Text"><text:span text:style-name="T35">)</text:span></text:span></text:p>
      <text:p text:style-name="P42"><text:span text:style-name="Strong_20_Emphasis"><text:span text:style-name="T50">Рекомендация 2.</text:span></text:span><text:span text:style-name="T21"> После запятой нужен пробел.</text:span></text:p>
      <text:p text:style-name="P42"><text:span text:style-name="Strong_20_Emphasis"><text:span text:style-name="T24">Правильно:</text:span></text:span></text:p>
      <text:p text:style-name="P14"><text:span text:style-name="Source_20_Text"><text:span text:style-name="T35">print(</text:span></text:span><text:span text:style-name="Source_20_Text"><text:span text:style-name="T43">'PEP8'</text:span></text:span><text:span text:style-name="Source_20_Text"><text:span text:style-name="T35">, </text:span></text:span><text:span text:style-name="Source_20_Text"><text:span text:style-name="T43">'Rocks!'</text:span></text:span><text:span text:style-name="Source_20_Text"><text:span text:style-name="T35">)</text:span></text:span></text:p>
      <text:p text:style-name="P42"><text:span text:style-name="Strong_20_Emphasis"><text:span text:style-name="T24">Неправильно:</text:span></text:span></text:p>
      <text:p text:style-name="P14"><text:span text:style-name="Source_20_Text"><text:span text:style-name="T35">print(</text:span></text:span><text:span text:style-name="Source_20_Text"><text:span text:style-name="T43">'PEP8'</text:span></text:span><text:span text:style-name="Source_20_Text"><text:span text:style-name="T35">,</text:span></text:span><text:span text:style-name="Source_20_Text"><text:span text:style-name="T43">'Rocks!'</text:span></text:span><text:span text:style-name="Source_20_Text"><text:span text:style-name="T35">)</text:span></text:span></text:p>
      <text:p text:style-name="P42"><text:span text:style-name="Strong_20_Emphasis"><text:span text:style-name="T50">Рекомендация 3.</text:span></text:span><text:span text:style-name="T21"> Не отделяйте пробелами знак «равно», когда он употребляется для обозначения значения параметра по умолчанию.</text:span></text:p>
      <text:p text:style-name="P42"><text:span text:style-name="Strong_20_Emphasis"><text:span text:style-name="T24">Правильно:</text:span></text:span></text:p>
      <text:p text:style-name="P14"><text:span text:style-name="Source_20_Text"><text:span text:style-name="T35">print(</text:span></text:span><text:span text:style-name="Source_20_Text"><text:span text:style-name="T43">'My name'</text:span></text:span><text:span text:style-name="Source_20_Text"><text:span text:style-name="T35">, </text:span></text:span><text:span text:style-name="Source_20_Text"><text:span text:style-name="T43">'is'</text:span></text:span><text:span text:style-name="Source_20_Text"><text:span text:style-name="T35">, </text:span></text:span><text:span text:style-name="Source_20_Text"><text:span text:style-name="T43">'Python'</text:span></text:span><text:span text:style-name="Source_20_Text"><text:span text:style-name="T35">, sep=</text:span></text:span><text:span text:style-name="Source_20_Text"><text:span text:style-name="T43">'**'</text:span></text:span><text:span text:style-name="Source_20_Text"><text:span text:style-name="T35">, end=</text:span></text:span><text:span text:style-name="Source_20_Text"><text:span text:style-name="T43">'+'</text:span></text:span><text:span text:style-name="Source_20_Text"><text:span text:style-name="T35">)</text:span></text:span></text:p>
      <text:p text:style-name="P42"><text:span text:style-name="Strong_20_Emphasis"><text:span text:style-name="T24">Неправильно:</text:span></text:span></text:p>
      <text:p text:style-name="P14"><text:span text:style-name="Source_20_Text"><text:span text:style-name="T35">print(</text:span></text:span><text:span text:style-name="Source_20_Text"><text:span text:style-name="T43">'My name'</text:span></text:span><text:span text:style-name="Source_20_Text"><text:span text:style-name="T35">, </text:span></text:span><text:span text:style-name="Source_20_Text"><text:span text:style-name="T43">'is'</text:span></text:span><text:span text:style-name="Source_20_Text"><text:span text:style-name="T35">, </text:span></text:span><text:span text:style-name="Source_20_Text"><text:span text:style-name="T43">'Python'</text:span></text:span><text:span text:style-name="Source_20_Text"><text:span text:style-name="T35">, sep = </text:span></text:span><text:span text:style-name="Source_20_Text"><text:span text:style-name="T43">'**'</text:span></text:span><text:span text:style-name="Source_20_Text"><text:span text:style-name="T35">, end = </text:span></text:span><text:span text:style-name="Source_20_Text"><text:span text:style-name="T43">'+'</text:span></text:span><text:span text:style-name="Source_20_Text"><text:span text:style-name="T35">)</text:span></text:span></text:p>
      <text:h text:style-name="P4" text:outline-level="2">Комментарии</text:h>
      <text:p text:style-name="P39">До этого момента всё, что мы набирали в тексте наших программ, представляло собой команды для компьютера. Но в программу имеет смысл включать также примечания, описывающие, что она делает и как работает. Это может помочь вам или кому-то другому понять принцип работы программы спустя некоторое время.</text:p>
      <text:p text:style-name="P42"><text:span text:style-name="T21">Такие примечания называются </text:span><text:span text:style-name="Strong_20_Emphasis"><text:span text:style-name="T24">комментариями</text:span></text:span><text:span text:style-name="T21">.</text:span></text:p>
      <text:h text:style-name="P12" text:outline-level="3"><text:soft-page-break/>Однострочные комментарии</text:h>
      <text:p text:style-name="P39">Любую строку можно превратить в комментарий, поместив перед ней символ #.</text:p>
      <text:p text:style-name="P39">Рассмотрим следующий код:</text:p>
      <text:p text:style-name="P15"><text:span text:style-name="Source_20_Text"><text:span text:style-name="T56"># Это комментарий в программе на языке Python.</text:span></text:span></text:p>
      <text:p text:style-name="P16"><text:span text:style-name="Source_20_Text"><text:span text:style-name="T35">print(</text:span></text:span><text:span text:style-name="Source_20_Text"><text:span text:style-name="T43">'Python rocks!'</text:span></text:span><text:span text:style-name="Source_20_Text"><text:span text:style-name="T35">)</text:span></text:span></text:p>
      <text:p text:style-name="P39">Если запустить эту программу, то получится:</text:p>
      <text:p text:style-name="P14"><text:span text:style-name="Source_20_Text"><text:span text:style-name="T35">Python rocks!</text:span></text:span></text:p>
      <text:p text:style-name="P39">Первая строка при запуске игнорируется. Комментарий, начинающийся с символа #, предназначен только для автора программы и для тех, кто будет читать этот код.</text:p>
      <text:h text:style-name="P12" text:outline-level="3">Комментарий в конце строки</text:h>
      <text:p text:style-name="P39">Комментарий можно поместить после строки кода.</text:p>
      <text:p text:style-name="P14"><text:span text:style-name="Source_20_Text"><text:span text:style-name="T35">print(</text:span></text:span><text:span text:style-name="Source_20_Text"><text:span text:style-name="T43">'Python rocks!'</text:span></text:span><text:span text:style-name="Source_20_Text"><text:span text:style-name="T35">) <text:s/></text:span></text:span><text:span text:style-name="Source_20_Text"><text:span text:style-name="T56"># Это комментарий в программе на языке Python.</text:span></text:span></text:p>
      <text:p text:style-name="P39">Комментарий начинается после символа #. Все, что находится до этого символа, представляет собой обычный код. Если запустить эту программу, получится:</text:p>
      <text:p text:style-name="P14"><text:span text:style-name="Source_20_Text"><text:span text:style-name="T35">Python rocks!</text:span></text:span></text:p>
      <text:h text:style-name="P4" text:outline-level="2">Примечания</text:h>
      <text:p text:style-name="P42"><text:span text:style-name="Strong_20_Emphasis"><text:span text:style-name="T24">Примечание 1.</text:span></text:span><text:span text:style-name="T21"> Согласно стандарту PEP 8, комментарии должны отделяться хотя бы двумя пробелами от кода. Они должны начинаться с символа # и одного пробела.</text:span></text:p>
      <text:p text:style-name="P42"><text:span text:style-name="Strong_20_Emphasis"><text:span text:style-name="T24">Правильно:</text:span></text:span></text:p>
      <text:p text:style-name="P15"><text:span text:style-name="Source_20_Text"><text:span text:style-name="T56"># Далее будет напечатан текст</text:span></text:span></text:p>
      <text:p text:style-name="P16"><text:span text:style-name="Source_20_Text"><text:span text:style-name="T35">print(</text:span></text:span><text:span text:style-name="Source_20_Text"><text:span text:style-name="T43">'Comments in Python'</text:span></text:span><text:span text:style-name="Source_20_Text"><text:span text:style-name="T35">) <text:s/></text:span></text:span><text:span text:style-name="Source_20_Text"><text:span text:style-name="T56"># Печать текста с помощью команды print.</text:span></text:span></text:p>
      <text:p text:style-name="P42"><text:span text:style-name="Strong_20_Emphasis"><text:span text:style-name="T24">Неправильно:</text:span></text:span></text:p>
      <text:p text:style-name="P15"><text:span text:style-name="Source_20_Text"><text:span text:style-name="T56">#Далее будет напечатан текст</text:span></text:span></text:p>
      <text:p text:style-name="P16"><text:span text:style-name="Source_20_Text"><text:span text:style-name="T35">print(</text:span></text:span><text:span text:style-name="Source_20_Text"><text:span text:style-name="T43">'Comments in Python'</text:span></text:span><text:span text:style-name="Source_20_Text"><text:span text:style-name="T35">)</text:span></text:span><text:span text:style-name="Source_20_Text"><text:span text:style-name="T56">#Печать текста с помощью команды prin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JetBrains Mono" svg:font-family="'JetBrains Mono', monospace"/>
    <style:font-face style:name="Roboto" svg:font-family="Roboto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0T01:58:42.890687230</meta:creation-date>
    <dc:date>2022-09-10T02:32:52.418036139</dc:date>
    <meta:editing-duration>PT2M8S</meta:editing-duration>
    <meta:editing-cycles>1</meta:editing-cycles>
    <meta:document-statistic meta:table-count="0" meta:image-count="0" meta:object-count="0" meta:page-count="14" meta:paragraph-count="247" meta:word-count="2024" meta:character-count="14467" meta:non-whitespace-character-count="12753"/>
    <meta:generator>LibreOffice/7.0.0.3$MacOSX_X86_64 LibreOffice_project/8061b3e9204bef6b321a21033174034a5e2ea88e</meta:generator>
  </office:meta>
</office:document-meta>
</file>